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.056cm" draw:fill="none" draw:fill-color="#ffffff" fo:padding-top="-0.022cm" fo:padding-bottom="-0.022cm" fo:padding-left="-0.022cm" fo:padding-right="-0.022cm"/>
    </style:style>
    <style:style style:name="gr5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1.975cm" svg:y="-4.96cm"/>
          <draw:glue-point draw:id="5" svg:x="1.513cm" svg:y="-4.96cm"/>
          <draw:glue-point draw:id="6" svg:x="5.001cm" svg:y="-4.96cm"/>
          <draw:glue-point draw:id="7" svg:x="-4.991cm" svg:y="5.052cm"/>
          <draw:glue-point draw:id="8" svg:x="-1.242cm" svg:y="5.052cm"/>
          <draw:glue-point draw:id="9" svg:x="2.508cm" svg:y="5.052cm"/>
          <draw:glue-point draw:id="10" svg:x="-4.991cm" svg:y="0.067cm"/>
          <draw:glue-point draw:id="11" svg:x="5.001cm" svg:y="-0.491cm"/>
          <draw:glue-point draw:id="12" svg:x="0.103cm" svg:y="-0.018cm"/>
          <draw:polygon draw:style-name="gr1" draw:layer="layout" svg:width="4.102cm" svg:height="1.003cm" svg:x="0cm" svg:y="0cm" svg:viewBox="0 0 4103 1004" draw:points="0,1004 1240,0 4103,0 3076,1004">
            <text:p/>
          </draw:polygon>
          <draw:polyline draw:style-name="gr2" draw:layer="layout" svg:width="4.102cm" svg:height="1.003cm" svg:x="0cm" svg:y="0cm" svg:viewBox="0 0 4103 1004" draw:points="0,1004 1240,0 4103,0 3076,1004 0,1004">
            <text:p/>
          </draw:polyline>
          <draw:polygon draw:style-name="gr1" draw:layer="layout" svg:width="1.085cm" svg:height="0.228cm" svg:x="2.042cm" svg:y="0.453cm" svg:viewBox="0 0 1086 229" draw:points="771,76 847,0 1086,108 668,229 762,104 0,104 27,76">
            <text:p/>
          </draw:polygon>
          <draw:polygon draw:style-name="gr1" draw:layer="layout" svg:width="1.122cm" svg:height="0.232cm" svg:x="1.233cm" svg:y="0.16cm" svg:viewBox="0 0 1123 233" draw:points="1123,113 1095,141 318,141 200,233 0,134 459,0 345,113">
            <text:p/>
          </draw:polygon>
          <draw:polygon draw:style-name="gr1" draw:layer="layout" svg:width="1.133cm" svg:height="0.228cm" svg:x="0.793cm" svg:y="0.593cm" svg:viewBox="0 0 1134 229" draw:points="1134,113 1106,141 325,141 208,229 0,130 470,0 364,113">
            <text:p/>
          </draw:polygon>
          <draw:polygon draw:style-name="gr1" draw:layer="layout" svg:width="1.093cm" svg:height="0.225cm" svg:x="2.474cm" svg:y="0.092cm" svg:viewBox="0 0 1094 226" draw:points="778,76 854,0 1094,105 675,226 766,104 0,104 27,76">
            <text:p/>
          </draw:polygon>
          <draw:polygon draw:style-name="gr3" draw:layer="layout" svg:width="1.078cm" svg:height="0.21cm" svg:x="2.023cm" svg:y="0.48cm" svg:viewBox="0 0 1079 211" draw:points="794,76 870,0 1079,89 660,211 766,104 0,104 27,76">
            <text:p/>
          </draw:polygon>
          <draw:polygon draw:style-name="gr3" draw:layer="layout" svg:width="1.077cm" svg:height="0.21cm" svg:x="1.252cm" svg:y="0.194cm" svg:viewBox="0 0 1078 211" draw:points="1078,107 1050,134 283,134 207,211 0,121 417,0 311,107">
            <text:p/>
          </draw:polygon>
          <draw:polygon draw:style-name="gr1" draw:layer="layout" svg:width="1.026cm" svg:height="1.997cm" svg:x="3.076cm" svg:y="0.002cm" svg:viewBox="0 0 1027 1998" draw:points="0,1998 1027,889 1027,0 0,1001">
            <text:p/>
          </draw:polygon>
          <draw:polyline draw:style-name="gr2" draw:layer="layout" svg:width="1.026cm" svg:height="1.997cm" svg:x="3.076cm" svg:y="0.002cm" svg:viewBox="0 0 1027 1998" draw:points="0,1998 1027,889 1027,0 0,1001 0,1998">
            <text:p/>
          </draw:polyline>
          <draw:polygon draw:style-name="gr3" draw:layer="layout" svg:width="1.077cm" svg:height="0.21cm" svg:x="0.819cm" svg:y="0.627cm" svg:viewBox="0 0 1078 211" draw:points="1078,107 1050,134 283,134 207,211 0,121 417,0 311,107">
            <text:p/>
          </draw:polygon>
          <draw:polygon draw:style-name="gr3" draw:layer="layout" svg:width="1.078cm" svg:height="0.21cm" svg:x="2.459cm" svg:y="0.119cm" svg:viewBox="0 0 1079 211" draw:points="794,76 870,0 1079,89 660,211 767,104 0,104 28,76">
            <text:p/>
          </draw:polygon>
          <draw:line draw:style-name="gr4" draw:layer="layout" svg:x1="3.203cm" svg:y1="0.227cm" svg:x2="3.108cm" svg:y2="0.322cm">
            <text:p/>
          </draw:line>
          <draw:line draw:style-name="gr4" draw:layer="layout" svg:x1="2.764cm" svg:y1="0.592cm" svg:x2="2.669cm" svg:y2="0.687cm">
            <text:p/>
          </draw:line>
          <draw:line draw:style-name="gr4" draw:layer="layout" svg:x1="2.064cm" svg:y1="0.543cm" svg:x2="2.018cm" svg:y2="0.582cm">
            <text:p/>
          </draw:line>
          <draw:line draw:style-name="gr4" draw:layer="layout" svg:x1="2.504cm" svg:y1="0.178cm" svg:x2="2.462cm" svg:y2="0.217cm">
            <text:p/>
          </draw:line>
          <draw:polygon draw:style-name="gr1" draw:layer="layout" svg:width="3.072cm" svg:height="0.997cm" svg:x="0.004cm" svg:y="1.003cm" svg:viewBox="0 0 3073 998" draw:points="0,998 3073,998 3073,0 0,0">
            <text:p/>
          </draw:polygon>
          <draw:polyline draw:style-name="gr2" draw:layer="layout" svg:width="3.072cm" svg:height="0.997cm" svg:x="0.004cm" svg:y="1.003cm" svg:viewBox="0 0 3073 998" draw:points="0,998 3073,998 3073,0 0,0 0,998">
            <text:p/>
          </draw:polyline>
          <draw:path draw:style-name="gr3" draw:layer="layout" svg:width="0.922cm" svg:height="0.921cm" svg:x="1.048cm" svg:y="1.039cm" svg:viewBox="0 0 923 922" svg:d="m923 461c0 254-207 461-462 461s-461-207-461-461c0-255 207-461 461-461s462 206 462 461z">
            <text:p/>
          </draw:path>
          <draw:path draw:style-name="gr5" draw:layer="layout" svg:width="0.922cm" svg:height="0.921cm" svg:x="1.048cm" svg:y="1.039cm" svg:viewBox="0 0 923 922" svg:d="m923 461c0 254-207 461-462 461s-461-207-461-461c0-255 207-461 461-461s462 206 462 461">
            <text:p/>
          </draw:path>
          <draw:polygon draw:style-name="gr1" draw:layer="layout" svg:width="0.619cm" svg:height="0.644cm" svg:x="1.181cm" svg:y="1.246cm" svg:viewBox="0 0 620 645" draw:points="0,0 103,0 310,498 516,0 620,0 361,645 258,64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oice switch 2</dc:title>
    <meta:creation-date>2011-02-07T16:44:38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